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DefaultParagraphFont" style:family="text">
      <style:text-properties style:text-position="super 66.6%"/>
    </style:style>
  </office:automatic-styles>
  <office:body>
    <office:text text:use-soft-page-breaks="true">
      <text:p text:style-name="P1">Hi, my name is Kade. A bit about myself,</text:p>
      <text:p text:style-name="Standard"/>
      <text:p text:style-name="Standard">***change***</text:p>
      <text:p text:style-name="Standard"/>
      <text:p text:style-name="Standard">I’m the Regional Coordinator for Mozilla, my studies were in criminology and international relations and I’m now studying<text:s/>computer science with an interest in information security. I’m big into cryptoanarchy and<text:s/>if Aaron Swartz is your thing<text:s/>I’m working on an open source project called Aletheia, a decentalised and distributed database for disseminating and accessing<text:s/>scientific articles, as pictured here. However,<text:s/>I’m still relatively new to computer science, so I want to set that expectation up front.</text:p>
      <text:p text:style-name="Standard"/>
      <text:p text:style-name="Standard">The Python meetup put out a call for speakers as there was no one lined up for this month at the time, and as the<text:s/>Regional<text:s/>Coordinator for Mozilla<text:s/>I’m supposed to<text:s/>foster open source in Brisbane. Seemed a shame to let the Python meetup<text:s/>go another month so I offered to talk. However, I quickly ran into a problem, I don’t really know enough programming yet to hold a technical talk. I thought about what I could speak on related to Python and then I remembered I had some interesting python code sitting on my computer at home, so thought I’d talk about the story surrounding it.</text:p>
      <text:p text:style-name="Standard"/>
      <text:p text:style-name="Standard">***change***</text:p>
      <text:p text:style-name="Standard"/>
      <text:p text:style-name="Standard">Cyberwarfare is now a thing.<text:s/>If it wasn’t before the last US<text:s/>elections, it is now.</text:p>
      <text:p text:style-name="Standard"/>
      <text:p text:style-name="Standard">***change***</text:p>
      <text:p text:style-name="Standard"/>
      <text:p text:style-name="Standard">When you think of cyberwarfare you probably think of<text:s/>Russia just from recent media coverage, maybe China, and if you’re well read on threat actors</text:p>
      <text:p text:style-name="Standard"/>
      <text:p text:style-name="Standard">***change***</text:p>
      <text:p text:style-name="Standard"/>
      <text:p text:style-name="Standard">you might think of Facy Bear and Cozy Bear, two hacking groups believed to be connected with Russian Intelligence and Deep Panda, a hacking group<text:s/>believed to be connected to Chinese intelligence. If I asked you to name a US<text:s/>hacking group you could probably name some government agencies like the CIA and the NSA but you probably couldn’t name a specific group or point to a news story implicating the<text:s/>US in cyberwarfare except Stuxnet.</text:p>
      <text:p text:style-name="Standard"/>
      <text:p text:style-name="Standard">Incientally, am I wrong? Can anyone name a US hacking group or US malware incident other than Stuxnet?</text:p>
      <text:p text:style-name="Standard"/>
      <text:p text:style-name="Standard">***change***</text:p>
      <text:p text:style-name="Standard"/>
      <text:p text:style-name="Standard">The reason for this is the US is a lot more secretive than Russia or China, and while Stuxnet was<text:s/>widely reported on, anonymous US officials have said that the Stuxnet program was a joint US Israeli<text:s/>operation<text:s/>and was designed by the US to infect specific targets and nothing else.<text:s/>However,<text:s/>due to a differing political climate in Israel the Israelis modified Stuxnet to ran rampant globally. If the report is to be believed,<text:s/>had the US got<text:s/>their<text:s/>way we might never have known about Stuxnet.</text:p>
      <text:p text:style-name="Standard"/>
      <text:p text:style-name="Standard">***change***</text:p>
      <text:p text:style-name="Standard"/>
      <text:p text:style-name="Standard">But in 2015 Kaspersky came out with a dossier on a US hacking group they called Equation Group, believed to be the most sophisticated hacking group in the world currently.<text:s/>We believe they are part of the NSA.<text:s/>Kaspersky uncovered the group by examining the Reign malware mentioned in the Snowden leaks. They combed through their library of malware and found other strains that had a<text:s/><text:soft-page-break/>similarity to Reign to start to build a picture of the group’s activities. They looked at the command and control servers the now “known” Equation group malware were calling back to,<text:s/>and<text:s/>found that some of the domains had expired. Kaspersky quickly registered them and studied the traffic coming back to these domains, giving them a clearer picture of Equation Group.</text:p>
      <text:p text:style-name="Standard"/>
      <text:p text:style-name="Standard">***change***</text:p>
      <text:p text:style-name="Standard"/>
      <text:p text:style-name="Standard">Ars Technica has a great writeup on Kaspersky’s research if you want something a little more approachable.</text:p>
      <text:p text:style-name="Standard"/>
      <text:p text:style-name="Standard">***change***</text:p>
      <text:p text:style-name="Standard"/>
      <text:p text:style-name="Standard">And here is the link. My slides are<text:s/>up on my GitHub account, just search Kade Morton on GitHub to find me if you want to do some reading.<text:s text:c="2"/></text:p>
      <text:p text:style-name="Standard"/>
      <text:p text:style-name="Standard">So, this is all very interesting but how does this relate to Python?</text:p>
      <text:p text:style-name="Standard"/>
      <text:p text:style-name="Standard">***change***</text:p>
      <text:p text:style-name="Standard"/>
      <text:p text:style-name="Standard">We learned a whole lot more about Equation group recently through a group called TheShadowBrokers. TheShadowBrokers, the name of which we believe comes from the game Mass Effect, claimed to have compromised a server</text:p>
      <text:p text:style-name="Standard"/>
      <text:p text:style-name="Standard">***change***</text:p>
      <text:p text:style-name="Standard"/>
      <text:p text:style-name="Standard">that was part of Equation Group’s command and control infrastructure and on this server they found a number of previously unseen exploits. They dumped a number of<text:s/>exploits as proof and put what they claimed were the best exploits up for auction.</text:p>
      <text:p text:style-name="Standard"/>
      <text:p text:style-name="Standard">***change***</text:p>
      <text:p text:style-name="Standard"/>
      <text:p text:style-name="Standard">Now, this all seems a bit dubious.<text:s/>I mean, who has ever heard of an intelligence agency getting hacked and having their hacking tools dumped online? TheShadowBrokers<text:s/>also claimed that if their auction reached one million bitcoins they’d dump more exploits. As if their auction was going to reach a million bitcoins? But researchers looked at the exploits dumped as proof and found, at least the ones<text:s/>the ones they looked at as I can’t find write-ups on all of them,</text:p>
      <text:p text:style-name="Standard"/>
      <text:p text:style-name="Standard">***change***</text:p>
      <text:p text:style-name="Standard"/>
      <text:p text:style-name="Standard">were legitimate. Many included unknown zero days.</text:p>
      <text:p text:style-name="Standard"/>
      <text:p text:style-name="Standard">***change***</text:p>
      <text:p text:style-name="Standard"/>
      <text:p text:style-name="Standard">To my knowledge this is unprecedented. I raced online and downloaded a copy of all the files middle of last year when this all broke. I offered to send them to other friends in<text:s/>information security and they were like “nah,<text:s/>we don’t care.”</text:p>
      <text:p text:style-name="Standard">I was like “Come on, actual verified exploits written by the NSA. Actual zero days. Unpatch zero days. We’re hackers, this is hacker gold!”</text:p>
      <text:p text:style-name="Standard">Nah, we<text:s/>still don’t care.</text:p>
      <text:p text:style-name="Standard">This attitude stumps me as someone who wants to be a security researcher, and I guess this sentiment<text:s/>is why this wasn’t widely reported on. If you want to have a look at the exploits head to</text:p>
      <text:p text:style-name="Standard"/>
      <text:p text:style-name="Standard"><text:a xlink:href="https://github.com/samgranger/EQGRP" office:target-frame-name="_top" xlink:show="replace">https://github.com/samgranger/EQGRP</text:a></text:p>
      <text:p text:style-name="Standard"/>
      <text:p text:style-name="Standard">***change***</text:p>
      <text:p text:style-name="Standard"/>
      <text:p text:style-name="Standard">Here is some of the code of an exploit called extrabacon.</text:p>
      <text:p text:style-name="Standard"/>
      <text:p text:style-name="Standard">As I said at the beginning, I’m still very new to programming, so to explain what extrabacon does I’m relying on a writeup written by a friend of mine, XORcat. You can see his writeup in full at</text:p>
      <text:p text:style-name="Standard"/>
      <text:p text:style-name="Standard">***change***</text:p>
      <text:p text:style-name="Standard"/>
      <text:p text:style-name="Standard">this link</text:p>
      <text:p text:style-name="Standard"/>
      <text:p text:style-name="Standard">***change***</text:p>
      <text:p text:style-name="Standard"/>
      <text:p text:style-name="Standard">According to XORcat, many of the exploits target firewalls. If extrabacon is executed correctly it will<text:s/>let a user SSH or telnet through<text:s/>a<text:s/>Cisco<text:s/>firewall without needing to supply credentials, it turns the requirement for credentials off. Here is the command and the output.</text:p>
      <text:p text:style-name="Standard"/>
      <text:p text:style-name="Standard">***change***</text:p>
      <text:p text:style-name="Standard"/>
      <text:p text:style-name="Standard">In keeping with the stealthy nature of US operations you can turn the credential requirements back on after<text:s/>you’re<text:s/>done, and unless you do something glaringly obvious once you have access no one will ever know you were there.</text:p>
      <text:p text:style-name="Standard"/>
      <text:p text:style-name="Standard">At the time of writing this talk,<text:s/>there have been some revelations in TheShadowBrokers debacle.</text:p>
      <text:p text:style-name="Standard"/>
      <text:p text:style-name="Standard"/>
      <text:p text:style-name="Standard">***change***</text:p>
      <text:p text:style-name="Standard"/>
      <text:p text:style-name="Standard">In October last year it emerged that an NSA contractor had been arrested. There was some speculation that it may be in<text:s/>conjunction<text:s/>with TheShadowBrokers, but there was<text:s/>no conclusive<text:s/>information with the report, only that some dude had been arrested. It soon came out though that the reason the feds had been looking at Harold T. Martin the 3<text:span text:style-name="T2">rd</text:span>,</text:p>
      <text:p text:style-name="Standard"/>
      <text:p text:style-name="Standard">***change***</text:p>
      <text:p text:style-name="Standard"/>
      <text:p text:style-name="Standard">this criminal<text:s/>genius<text:s/>right here, was that he was a person of interest in TheShadowBrokers investigation. Apparently his very messy house, shed and car were full of top secret information he’d just walked out of the office with. However, there was still no reported evidence that Martin had any proven connection with TheShadowBrokers.</text:p>
      <text:p text:style-name="Standard"/>
      <text:p text:style-name="Standard">It then came out that Martin<text:s/>was being charged in relation to TheShadowBrokers leak but not why.</text:p>
      <text:p text:style-name="Standard"/>
      <text:p text:style-name="Standard">***change***</text:p>
      <text:p text:style-name="Standard"/>
      <text:p text:style-name="Standard">I tweeted that I wanted to see a comparison between TheShadowBrokers dumps and what was found at Martin’s home.</text:p>
      <text:p text:style-name="Standard"/>
      <text:p text:style-name="Standard">***change***</text:p>
      <text:p text:style-name="Standard"/>
      <text:soft-page-break/>
      <text:p text:style-name="Standard">Sure enough it came out that a large percentage of what TheShadowBrokers dumped was in Martin’s possession. So the evidence is stacking up, but there is still not confirmed correspondence between<text:s/>Martin and TheShadowBrokers<text:s/>or any link from Martin to TheShadowBrokers, or that Martin is TheShadowBrokers himself.</text:p>
      <text:p text:style-name="Standard"/>
      <text:p text:style-name="Standard">***change***</text:p>
      <text:p text:style-name="Standard"/>
      <text:p text:style-name="Standard">TheShadowBrokers put up a goodbye letter in January after releasing more exploits. One theory goes that TheShadowBrokers is a Russian group and Russia doesn’t want to damage Donald Trump’s reputation since he’s<text:s/>“their man”, so the group disappeared days before his inauguration.</text:p>
      <text:p text:style-name="Standard"/>
      <text:p text:style-name="Standard">Another theory, I gave a talk about open source intelligence at SecTalks, a local infosec meetup, and a guy came up to me after the talk. He said he used to work for FireEye, they’re a cyber security company who do a lot of threat attribution work, and he told me his theory is that used to be the US only outed China’s hackers, all you used to hear was about China in terms of electronic espionage. Then the US started outing more and more groups connected to Russia. TheShadowBrokers, this guy said was he Russian’s way of saying, you think you know who our hackers are and where they keep their tools? We know where you keep your tools too, so back off.</text:p>
      <text:p text:style-name="Standard"/>
      <text:p text:style-name="Standard">Given the famous line of The Shadow Broker character in Mass Effect is “I know your every secret, while you fumble in the dark”, certainly sounds like a warning shot to say we know where your tools are.</text:p>
      <text:p text:style-name="Standard"/>
      <text:p text:style-name="Standard">Maybe Martin isn’t involved at all, and he just took stuff from the same place TheShadowBrokers did. Until more evidence comes to light, we can only speculate.</text:p>
      <text:p text:style-name="Standard"/>
      <text:p text:style-name="Standard">In summary between middle of last year and now there were a lot of previously unseen exploits written in Python dumped online. Go have a look if you want to see Python code written by the NSA.</text:p>
      <text:p text:style-name="Standard"/>
      <text:p text:style-name="Standard">***change***</text:p>
      <text:p text:style-name="Standard"/>
      <text:p text:style-name="Standard">I’m happy to take any questions on my personal email or twitter if people don’t<text:s/>feel comfortable asking in front of the group, but while I’m here do you have any questions?</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AU"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orton, Kade</dc:creator>
    <meta:creation-date>2017-02-11T14:05:00Z</meta:creation-date>
    <dc:date>2017-02-28T07:31:00Z</dc:date>
    <meta:print-date>2017-02-26T17:38:00Z</meta:print-date>
    <meta:template xlink:href="Normal.dotm" xlink:type="simple"/>
    <meta:editing-cycles>13</meta:editing-cycles>
    <meta:editing-duration>PT10980S</meta:editing-duration>
    <meta:document-statistic meta:page-count="4" meta:paragraph-count="18" meta:word-count="1373" meta:character-count="9183" meta:row-count="65" meta:non-whitespace-character-count="7828"/>
  </office:meta>
</office:document-meta>
</file>